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6edae" officeooo:paragraph-rsid="0006edae" style:font-size-asian="17.5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1pt" officeooo:rsid="0006edae" officeooo:paragraph-rsid="0006edae" style:font-size-asian="9.60000038146973pt" style:font-size-complex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Armor Configs</text:p>
      <text:p text:style-name="P1"/>
      <text:list text:style-name="L1">
        <text:list-item>
          <text:p text:style-name="P2">sudo systemctl enable apparmor – Runs apparmor every time the computer is turned on.</text:p>
        </text:list-item>
        <text:list-item>
          <text:p text:style-name="P2">sudo systemctl start apparmor – Starts apparmor.</text:p>
        </text:list-item>
        <text:list-item>
          <text:p text:style-name="P2">sudo less /var/log/syslog | grep apparmor – View AppArmor logs for issues.</text:p>
        </text:list-item>
        <text:list-item>
          <text:p text:style-name="P2">sudo systemctl status apparmor – Shows the status of AppArmor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01:51:18.066608812</meta:creation-date>
    <dc:date>2024-11-24T01:56:50.266989415</dc:date>
    <meta:editing-duration>PT5M33S</meta:editing-duration>
    <meta:editing-cycles>1</meta:editing-cycles>
    <meta:document-statistic meta:table-count="0" meta:image-count="0" meta:object-count="0" meta:page-count="1" meta:paragraph-count="5" meta:word-count="45" meta:character-count="288" meta:non-whitespace-character-count="248"/>
    <meta:generator>LibreOffice/24.8.3.2$Linux_X86_64 LibreOffice_project/480$Build-2</meta:generator>
  </office:meta>
</office:document-meta>
</file>